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eX Gyre Adventor" svg:font-family="'TeX Gyre Adventor'" style:font-pitch="variable"/>
    <style:font-face style:name="TeX Gyre Heros" svg:font-family="'TeX Gyre Heros'" style:font-pitch="variable"/>
    <style:font-face style:name="TeX Gyre Heros Cn" svg:font-family="'TeX Gyre Heros Cn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eX Gyre Termes1" svg:font-family="'TeX Gyre Termes'" style:font-adornments="Bold" style:font-pitch="variable"/>
    <style:font-face style:name="TeX Gyre Termes2" svg:font-family="'TeX Gyre Termes'" style:font-adornments="Regular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ate">
      <style:text-properties style:font-name="TeX Gyre Termes" officeooo:rsid="002f4e81" officeooo:paragraph-rsid="002f4e81"/>
    </style:style>
    <style:style style:name="P3" style:family="paragraph" style:parent-style-name="First_20_paragraph">
      <style:text-properties style:font-name="TeX Gyre Termes" officeooo:paragraph-rsid="0030f071"/>
    </style:style>
    <style:style style:name="P4" style:family="paragraph" style:parent-style-name="First_20_paragraph">
      <style:text-properties style:font-name="TeX Gyre Termes"/>
    </style:style>
    <style:style style:name="P5" style:family="paragraph" style:parent-style-name="First_20_paragraph">
      <style:text-properties style:font-name="TeX Gyre Termes" officeooo:paragraph-rsid="00326677"/>
    </style:style>
    <style:style style:name="P6" style:family="paragraph" style:parent-style-name="First_20_paragraph">
      <style:text-properties style:font-name="TeX Gyre Termes" officeooo:paragraph-rsid="00357726"/>
    </style:style>
    <style:style style:name="P7" style:family="paragraph" style:parent-style-name="First_20_paragraph">
      <style:text-properties style:font-name="TeX Gyre Termes" officeooo:paragraph-rsid="0020d63e"/>
    </style:style>
    <style:style style:name="P8" style:family="paragraph" style:parent-style-name="Title">
      <style:text-properties style:font-name="TeX Gyre Termes" officeooo:paragraph-rsid="002f4e81"/>
    </style:style>
    <style:style style:name="P9" style:family="paragraph" style:parent-style-name="Heading_20_1">
      <style:text-properties style:font-name="TeX Gyre Termes"/>
    </style:style>
    <style:style style:name="P10" style:family="paragraph" style:parent-style-name="Heading_20_1">
      <style:text-properties style:font-name="TeX Gyre Termes" officeooo:rsid="00484e1d" officeooo:paragraph-rsid="00484e1d"/>
    </style:style>
    <style:style style:name="P11" style:family="paragraph" style:parent-style-name="Heading_20_1">
      <style:paragraph-properties fo:text-align="start" style:justify-single-word="false"/>
      <style:text-properties style:font-name="TeX Gyre Termes"/>
    </style:style>
    <style:style style:name="P12" style:family="paragraph" style:parent-style-name="Heading_20_2">
      <style:text-properties style:font-name="TeX Gyre Termes" officeooo:rsid="0043cd6f" officeooo:paragraph-rsid="0043cd6f"/>
    </style:style>
    <style:style style:name="P13" style:family="paragraph" style:parent-style-name="Heading_20_2">
      <style:text-properties style:font-name="TeX Gyre Termes"/>
    </style:style>
    <style:style style:name="P14" style:family="paragraph" style:parent-style-name="List" style:list-style-name="L1">
      <style:text-properties style:font-name="TeX Gyre Termes"/>
    </style:style>
    <style:style style:name="P15" style:family="paragraph" style:parent-style-name="List" style:list-style-name="L2">
      <style:text-properties style:font-name="TeX Gyre Termes"/>
    </style:style>
    <style:style style:name="P16" style:family="paragraph" style:parent-style-name="List" style:list-style-name="L3">
      <style:text-properties style:font-name="TeX Gyre Termes"/>
    </style:style>
    <style:style style:name="P17" style:family="paragraph" style:parent-style-name="List" style:list-style-name="L4">
      <style:text-properties style:font-name="TeX Gyre Termes"/>
    </style:style>
    <style:style style:name="P18" style:family="paragraph" style:parent-style-name="List" style:list-style-name="L5">
      <style:text-properties style:font-name="TeX Gyre Termes"/>
    </style:style>
    <style:style style:name="P19" style:family="paragraph" style:parent-style-name="List" style:list-style-name="L6">
      <style:text-properties style:font-name="TeX Gyre Termes"/>
    </style:style>
    <style:style style:name="P20" style:family="paragraph" style:parent-style-name="List" style:list-style-name="L7">
      <style:text-properties style:font-name="TeX Gyre Termes" officeooo:rsid="001f008b" officeooo:paragraph-rsid="0020d63e"/>
    </style:style>
    <style:style style:name="P21" style:family="paragraph" style:parent-style-name="List" style:list-style-name="L7">
      <style:text-properties style:font-name="TeX Gyre Termes" officeooo:paragraph-rsid="0020d63e"/>
    </style:style>
    <style:style style:name="P22" style:family="paragraph" style:parent-style-name="List" style:list-style-name="L8">
      <style:text-properties style:font-name="TeX Gyre Termes"/>
    </style:style>
    <style:style style:name="P23" style:family="paragraph" style:parent-style-name="List" style:list-style-name="L9">
      <style:text-properties style:font-name="TeX Gyre Termes"/>
    </style:style>
    <style:style style:name="P24" style:family="paragraph" style:parent-style-name="List" style:list-style-name="L10">
      <style:text-properties style:font-name="TeX Gyre Termes"/>
    </style:style>
    <style:style style:name="P25" style:family="paragraph" style:parent-style-name="List" style:list-style-name="L11">
      <style:text-properties style:font-name="TeX Gyre Termes"/>
    </style:style>
    <style:style style:name="P26" style:family="paragraph" style:parent-style-name="List" style:list-style-name="L12">
      <style:text-properties style:font-name="TeX Gyre Termes"/>
    </style:style>
    <style:style style:name="P27" style:family="paragraph" style:parent-style-name="List" style:list-style-name="L13">
      <style:text-properties style:font-name="TeX Gyre Termes"/>
    </style:style>
    <style:style style:name="P28" style:family="paragraph" style:parent-style-name="List" style:list-style-name="L14">
      <style:text-properties style:font-name="TeX Gyre Termes"/>
    </style:style>
    <style:style style:name="P29" style:family="paragraph" style:parent-style-name="Text_20_body">
      <style:paragraph-properties fo:text-align="start" style:justify-single-word="false"/>
      <style:text-properties style:font-name="TeX Gyre Termes"/>
    </style:style>
    <style:style style:name="P30" style:family="paragraph" style:parent-style-name="Text_20_body" style:list-style-name="L15">
      <style:text-properties style:font-name="TeX Gyre Termes" officeooo:rsid="0043cd6f" officeooo:paragraph-rsid="0043cd6f"/>
    </style:style>
    <style:style style:name="P31" style:family="paragraph" style:parent-style-name="Text_20_body" style:list-style-name="L15">
      <style:text-properties style:font-name="TeX Gyre Termes" officeooo:rsid="0045ffe4" officeooo:paragraph-rsid="0045ffe4"/>
    </style:style>
    <style:style style:name="P32" style:family="paragraph" style:parent-style-name="Text_20_body" style:list-style-name="L15">
      <style:text-properties style:font-name="TeX Gyre Termes" officeooo:rsid="0047c9c1" officeooo:paragraph-rsid="0047c9c1"/>
    </style:style>
    <style:style style:name="P33" style:family="paragraph" style:parent-style-name="Text_20_body" style:list-style-name="L15">
      <style:text-properties style:font-name="TeX Gyre Termes" officeooo:rsid="004bc88a" officeooo:paragraph-rsid="004bc88a"/>
    </style:style>
    <style:style style:name="P34" style:family="paragraph" style:parent-style-name="Text_20_body">
      <style:text-properties style:font-name="TeX Gyre Termes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.15cm" style:contextual-spacing="false"/>
      <style:text-properties style:font-name="TeX Gyre Termes"/>
    </style:style>
    <style:style style:name="P36" style:family="paragraph" style:parent-style-name="Text_20_body">
      <style:text-properties style:font-name="TeX Gyre Termes" officeooo:paragraph-rsid="00173265"/>
    </style:style>
    <style:style style:name="P37" style:family="paragraph" style:parent-style-name="Text_20_body">
      <style:text-properties style:font-name="TeX Gyre Termes" officeooo:paragraph-rsid="00326677"/>
    </style:style>
    <style:style style:name="P38" style:family="paragraph" style:parent-style-name="Text_20_body">
      <style:text-properties style:font-name="TeX Gyre Termes" officeooo:paragraph-rsid="0037317c"/>
    </style:style>
    <style:style style:name="P39" style:family="paragraph" style:parent-style-name="Text_20_body">
      <style:text-properties style:font-name="TeX Gyre Termes" officeooo:paragraph-rsid="0036d3d5"/>
    </style:style>
    <style:style style:name="P40" style:family="paragraph" style:parent-style-name="Text_20_body">
      <style:text-properties style:font-name="TeX Gyre Termes" officeooo:paragraph-rsid="003e177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4193b" style:font-style-asian="italic" style:font-style-complex="italic"/>
    </style:style>
    <style:style style:name="T3" style:family="text">
      <style:text-properties officeooo:rsid="001732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3265" style:font-weight-asian="bold" style:font-weight-complex="bold"/>
    </style:style>
    <style:style style:name="T6" style:family="text">
      <style:text-properties fo:font-weight="bold" officeooo:rsid="0033281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3265" style:font-weight-asian="normal" style:font-weight-complex="normal"/>
    </style:style>
    <style:style style:name="T9" style:family="text">
      <style:text-properties fo:font-weight="normal" officeooo:rsid="00326677" style:font-weight-asian="normal" style:font-weight-complex="normal"/>
    </style:style>
    <style:style style:name="T10" style:family="text">
      <style:text-properties officeooo:rsid="00186fb2"/>
    </style:style>
    <style:style style:name="T11" style:family="text">
      <style:text-properties officeooo:rsid="001a495e"/>
    </style:style>
    <style:style style:name="T12" style:family="text">
      <style:text-properties officeooo:rsid="001bcb99"/>
    </style:style>
    <style:style style:name="T13" style:family="text">
      <style:text-properties officeooo:rsid="001c6e44"/>
    </style:style>
    <style:style style:name="T14" style:family="text">
      <style:text-properties officeooo:rsid="001e4954"/>
    </style:style>
    <style:style style:name="T15" style:family="text">
      <style:text-properties officeooo:rsid="0020bed5"/>
    </style:style>
    <style:style style:name="T16" style:family="text">
      <style:text-properties officeooo:rsid="0020d63e"/>
    </style:style>
    <style:style style:name="T17" style:family="text">
      <style:text-properties officeooo:rsid="00215e1a"/>
    </style:style>
    <style:style style:name="T18" style:family="text">
      <style:text-properties officeooo:rsid="002ea90e"/>
    </style:style>
    <style:style style:name="T19" style:family="text">
      <style:text-properties officeooo:rsid="002fb3da"/>
    </style:style>
    <style:style style:name="T20" style:family="text">
      <style:text-properties officeooo:rsid="0030f071"/>
    </style:style>
    <style:style style:name="T21" style:family="text">
      <style:text-properties officeooo:rsid="00332813"/>
    </style:style>
    <style:style style:name="T22" style:family="text">
      <style:text-properties officeooo:rsid="0034755f"/>
    </style:style>
    <style:style style:name="T23" style:family="text">
      <style:text-properties officeooo:rsid="00357726"/>
    </style:style>
    <style:style style:name="T24" style:family="text">
      <style:text-properties officeooo:rsid="0036d3d5"/>
    </style:style>
    <style:style style:name="T25" style:family="text">
      <style:text-properties officeooo:rsid="0037317c"/>
    </style:style>
    <style:style style:name="T26" style:family="text">
      <style:text-properties officeooo:rsid="003c9eaf"/>
    </style:style>
    <style:style style:name="T27" style:family="text">
      <style:text-properties officeooo:rsid="0044193b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44193b" style:font-style-asian="normal" style:font-style-complex="normal"/>
    </style:style>
    <style:style style:name="T30" style:family="text">
      <style:text-properties fo:font-style="normal" officeooo:rsid="0046ad5a" style:font-style-asian="normal" style:font-style-complex="normal"/>
    </style:style>
    <style:style style:name="T31" style:family="text">
      <style:text-properties fo:font-style="normal" officeooo:rsid="004bdd04" style:font-style-asian="normal" style:font-style-complex="normal"/>
    </style:style>
    <style:style style:name="T32" style:family="text">
      <style:text-properties fo:font-style="normal" officeooo:rsid="004c7ebf" style:font-style-asian="normal" style:font-style-complex="normal"/>
    </style:style>
    <style:style style:name="T33" style:family="text">
      <style:text-properties officeooo:rsid="0047c9c1"/>
    </style:style>
    <style:style style:name="T34" style:family="text">
      <style:text-properties officeooo:rsid="00484e1d"/>
    </style:style>
    <style:style style:name="T35" style:family="text">
      <style:text-properties officeooo:rsid="0049c3b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V — Luke Elson</text:p>
      <text:p text:style-name="P2">November 2022</text:p>
      <text:p text:style-name="P29">www.luke-elson.org<text:tab/><text:tab/><text:tab/><text:tab/><text:tab/><text:tab/><text:tab/><text:tab/>University of Reading<text:line-break/>luke.elson@reading.ac.uk<text:tab/><text:tab/><text:tab/><text:tab/><text:tab/><text:tab/><text:tab/>Philosophy Department</text:p>
      <text:h text:style-name="P9" text:outline-level="1"><text:bookmark-start text:name="employment-and-education"/>Employment and Education<text:bookmark-end text:name="employment-and-education"/></text:h>
      <text:p text:style-name="P3"><text:span text:style-name="T18">2022–<text:tab/><text:tab/>Associate Professor </text:span><text:span text:style-name="T19">of Philosophy</text:span><text:span text:style-name="T18">, University of Reading.<text:line-break/></text:span><text:span text:style-name="T20">2014</text:span><text:span text:style-name="T18">–</text:span><text:span text:style-name="T20">22<text:tab/></text:span><text:span text:style-name="T19">Lecturer </text:span><text:span text:style-name="T20">in Philosophy, University of Reading.</text:span><text:span text:style-name="T18"><text:line-break/>2014<text:tab/><text:tab/>PhD Philosophy, </text:span>University of North Carolina at Chapel Hill <text:span text:style-name="T19">(MA 2009)</text:span>.<text:line-break/><text:span text:style-name="T18">2005<text:tab/><text:tab/>BA Mathematics and Philosophy, </text:span>Exeter College, Oxford.</text:p>
      <text:h text:style-name="P10" text:outline-level="1"><text:bookmark-start text:name="publications"/>R<text:bookmark-end text:name="publications"/>esearch</text:h>
      <text:h text:style-name="P12" text:outline-level="2"><text:span text:style-name="T33">Advanced </text:span><text:span text:style-name="T34">u</text:span>npublished <text:span text:style-name="T34">w</text:span>ork (some titles obfuscated for anonymous review)</text:h>
      <text:list xml:id="list3938382758" text:style-name="L15">
        <text:list-item>
          <text:p text:style-name="P30">A book manuscript (~55,000 words) tentatively titled ‘vagueness in action’. I argue that incomplete preferences and imprecise credences are vagueness, so it’s determinately true that we have complete preferences and precise credences, but indeterminate (or unknowable) what they are. I defend a model of how such vagueness arises, in terms of indeterminacy in the possible-world similarity relation, and a decision theory for ‘unsharp’ (incomplete or imprecise) agents, responding to Adam Elga’s famous <text:span text:style-name="T35">argument that unsharpness is irrational</text:span>. I respond to Warren Quinn’s ‘Puzzle of the Self-Torturer’ <text:span text:style-name="T27">and reject Spectrum Arguments that ‘better than’ is intransitive. I offer a pessimistic verdict on climate change: it is similar to the Self-Torturer, but </text:span><text:span text:style-name="T2">group</text:span><text:span text:style-name="T29"> dynamics make it hard to see how we will stop emissions.</text:span></text:p>
        </text:list-item>
        <text:list-item>
          <text:p text:style-name="P31"><text:span text:style-name="T29">A </text:span><text:span text:style-name="T28">short paper arguing that if incommensurability is vagueness, then the ‘means-end’ or ‘instrumental’ structural requirement of rationality quickly follows, </text:span><text:span text:style-name="T30">fixing a lacuna in existing accounts of rationality.</text:span></text:p>
        </text:list-item>
        <text:list-item>
          <text:p text:style-name="P32"><text:span text:style-name="T30">A </text:span><text:span text:style-name="T28">paper arguing that the size, age, and emptiness of the universe may after all support Global Normative Nihilism.</text:span></text:p>
        </text:list-item>
        <text:list-item>
          <text:p text:style-name="P32"><text:span text:style-name="T28">A paper arguing that such Nihilism is depressing and exploring why, but also arguing that true </text:span><text:span text:style-name="T32">I</text:span><text:span text:style-name="T28">nternalism about </text:span><text:span text:style-name="T32">R</text:span><text:span text:style-name="T28">easons is even </text:span><text:span text:style-name="T1">more</text:span><text:span text:style-name="T28"> depressing.</text:span></text:p>
        </text:list-item>
        <text:list-item>
          <text:p text:style-name="P33"><text:span text:style-name="T28">A paper arguing that </text:span><text:span text:style-name="T31">‘ought-implies-can’ principles support Moral Rationalism, which is the claim that moral obligations necessarily provide normative reasons for action.</text:span></text:p>
        </text:list-item>
      </text:list>
      <text:h text:style-name="P13" text:outline-level="2"><text:span text:style-name="T34">Published j</text:span><text:bookmark-start text:name="journal-articles-and-book-chapters"/>ournal <text:span text:style-name="T14">a</text:span>rticles and <text:span text:style-name="T14">b</text:span>ook <text:span text:style-name="T14">c</text:span>hapters<text:bookmark-end text:name="journal-articles-and-book-chapters"/></text:h>
      <text:p text:style-name="P4">(2021) ‘What does incommensurability tell us about agency?’ in <text:span text:style-name="T1">Value Incommensurability: Ethics, Risk, and Decision-Making</text:span>, edited by Henrik Andersson and Anders Herlitz. Routledge. doi:10.4324/9781003148012-13</text:p>
      <text:p text:style-name="P34">(2019) ‘Probabilistic Promotion and Ability’, <text:span text:style-name="T1">Ergo</text:span> vol. 6, no. 34. <text:soft-page-break/>doi:10.3998/ergo.12405314.0006.034</text:p>
      <text:p text:style-name="P34">(2019) ‘Can Streumer simply avoid Supervenience?’, <text:span text:style-name="T1">Journal of Ethics &amp; Social Philosophy</text:span> vol. 16, no. 3 (2019). doi:10.26556/jesp.v16i3.508</text:p>
      <text:p text:style-name="P34">(2017) ‘Incommensurability as Vagueness: a Burden-Shifting Argument’, <text:span text:style-name="T1">Theoria</text:span> 83: 341-363. doi: 10.1111/theo.12129</text:p>
      <text:p text:style-name="P35">(2016) ‘Tenenbaum and Raffaman on Vague Projects, the Self-Torturer, and the Sorites’, <text:span text:style-name="T1">Ethics</text:span> Vol. 126, No. 2, pp. 474-488. doi:10.1086/683533.</text:p>
      <text:p text:style-name="P34">(2014) ‘Heaps and Chains: is the Chaining Argument for Parity a Sorites?’, <text:span text:style-name="T1">Ethics</text:span> Vol. 124, No. 3, pp. 557-571. doi:10.1086/674844</text:p>
      <text:p text:style-name="P34">(2014) ‘Borderline Cases and the Collapsing Principle’, <text:span text:style-name="T1">Utilitas</text:span> volume 26, issue 01, pp. 51-60. doi:10.1017/S095382081300023X</text:p>
      <text:h text:style-name="P13" text:outline-level="2"><text:span text:style-name="T14">Edited volumes, book r</text:span><text:bookmark-start text:name="reviews-and-other-pieces"/>eviews and <text:span text:style-name="T14">o</text:span>ther <text:span text:style-name="T14">p</text:span>ieces<text:bookmark-end text:name="reviews-and-other-pieces"/></text:h>
      <text:p text:style-name="P4">(Forthcoming) Edited special edition of <text:span text:style-name="T1">Ratio</text:span> in celebration of Brad Hooker’s work, with Charlotte Newey.</text:p>
      <text:p text:style-name="P34">(2021) Review of <text:span text:style-name="T1">Companions in Guilt Arguments in Metaethics</text:span> edited by Christopher Cowie and Richard Rowland, at Notre Dame Philosophical Reviews.</text:p>
      <text:p text:style-name="P34">(2018) ‘How a moral philosopher justifies his carbon footprint’: a general audience piece on carbon offsetting for <text:span text:style-name="T1">The Conversation</text:span>.</text:p>
      <text:p text:style-name="P34">(2018) Review of David Sobel’s <text:span text:style-name="T1">From Valuing to Value</text:span>, <text:span text:style-name="T1">Analysis</text:span>, Volume 78, Issue 3, pp. 583-586. doi:10.1093/analys/any045.</text:p>
      <text:p text:style-name="P36">(2016) Edited special edition of <text:span text:style-name="T1">Ratio</text:span> (with introduction) on Ethics and Indeterminacy.<text:bookmark text:name="teaching"/></text:p>
      <text:h text:style-name="P9" text:outline-level="1"><text:span text:style-name="T21">Undergraduate </text:span>Teachi<text:span text:style-name="T3">ng</text:span></text:h>
      <text:p text:style-name="P34"><text:span text:style-name="T4">Mediaeval philosophy.</text:span> <text:span text:style-name="T3">Autumn 2022, 2020, 2019, 2018. Chapel Hill: Summer 2013.</text:span></text:p>
      <text:p text:style-name="P34"><text:span text:style-name="T4">Intermediate (second-year) moral philosophy.</text:span> <text:span text:style-name="T3">Spring 2022, 2021, 2020, 2019; Autumn 2015, 2014.</text:span></text:p>
      <text:p text:style-name="P34"><text:span text:style-name="T4">Introduct</text:span><text:span text:style-name="T5">ory</text:span><text:span text:style-name="T4"> (first-year) ethics.</text:span><text:span text:style-name="T7"> </text:span><text:span text:style-name="T8">Spring 2021, 2020, 2019, 2016, 2015. Chapel Hill: Spring 2010.</text:span></text:p>
      <text:p text:style-name="P34"><text:span text:style-name="T4">Third-year advanced ethics module on reasons.</text:span> <text:span text:style-name="T3">Autumn </text:span>2018 <text:span text:style-name="T3">(</text:span>with Philip Stratton-Lake<text:span text:style-name="T3">)</text:span>.</text:p>
      <text:p text:style-name="P34"><text:span text:style-name="T4">Logic </text:span><text:span text:style-name="T5">(up to predicate calculus). </text:span>Summer 2017, <text:span text:style-name="T3">Spring 2015. Chapel Hill: Fall </text:span>2013, and as Teaching Assistant for Thomas Hofweber in <text:span text:style-name="T3">Spring </text:span>2013.</text:p>
      <text:p text:style-name="P34"><text:span text:style-name="T4">Epistemology.</text:span> Autumn 2015 (justification half only).</text:p>
      <text:p text:style-name="P34"><text:span text:style-name="T4">Introduction to Philosophy (online)</text:span> at Chapel Hill: <text:span text:style-name="T3">Summer </text:span>2014.</text:p>
      <text:p text:style-name="P34"><text:span text:style-name="T4">Introduction to metaphysics</text:span> at Chapel Hill: <text:span text:style-name="T3">Summer </text:span>2012.</text:p>
      <text:p text:style-name="P34"><text:span text:style-name="T4">A literary introduction to philosophy </text:span>at Chapel Hill: <text:span text:style-name="T3">Summer </text:span>2011, 2009. Also as T<text:span text:style-name="T3">eaching </text:span>A<text:span text:style-name="T3">ssistant</text:span> for C.D.C. Reeve in <text:span text:style-name="T3">Fall </text:span>2008.</text:p>
      <text:p text:style-name="P34"><text:span text:style-name="T4">Introduction to Bioethics (online)</text:span><text:span text:style-name="T7"> </text:span><text:span text:style-name="T9">at Chapel Hill:</text:span> <text:span text:style-name="T3">Summer </text:span>2010.</text:p>
      <text:p text:style-name="P37"><text:soft-page-break/><text:span text:style-name="T4">Philosophy of Science</text:span><text:span text:style-name="T7"> </text:span><text:span text:style-name="T9">at Chapel Hill:</text:span><text:span text:style-name="T7"> </text:span>Teaching Assistant <text:span text:style-name="T3">for </text:span>Marc Lange. <text:span text:style-name="T3">Spring </text:span>2009.</text:p>
      <text:p text:style-name="P4"><text:bookmark text:name="undergraduate-supervision"/><text:span text:style-name="T4">Supervised BA dissertations</text:span> and independent research projects (mini-dissertations) each year since 2014.</text:p>
      <text:p text:style-name="P34"><text:span text:style-name="T6">Summer </text:span><text:span text:style-name="T4">Undergraduate Research Opportunity Projec</text:span><text:span text:style-name="T6">ts</text:span>: ‘Nihilism and the emotions’ <text:span text:style-name="T21">(</text:span>2021<text:span text:style-name="T21">); </text:span>‘Ought implies can – history and arguments’ <text:span text:style-name="T21">(</text:span>2017<text:span text:style-name="T21">); </text:span>‘Climate change and rational choice’ <text:span text:style-name="T21">(</text:span>2015<text:span text:style-name="T21">)</text:span>.</text:p>
      <text:h text:style-name="P9" text:outline-level="1"><text:bookmark-start text:name="phd-supervision"/>G<text:bookmark-end text:name="phd-supervision"/>raduate Teaching and Supervision</text:h>
      <text:p text:style-name="P5">Primary supervisor of <text:span text:style-name="T3">Tommaso Soriani, on ethics and personites. 2022</text:span><text:span text:style-name="T18">–</text:span></text:p>
      <text:p text:style-name="P34">Completed co-supervision:</text:p>
      <text:list text:style-name="L1">
        <text:list-item>
          <text:p text:style-name="P14">Lanell Mason, ‘Moral Agents in a Moral World: A New Account of Moral Realism and Moral Perception’, with David Oderberg.</text:p>
        </text:list-item>
        <text:list-item>
          <text:p text:style-name="P14">Adam Pearce on the criminalisation of climate change, with Rob Jubb (politics).</text:p>
        </text:list-item>
        <text:list-item>
          <text:p text:style-name="P14">Livia Luzzatto on the scope of climate justice, with Rob Jubb (politics).</text:p>
        </text:list-item>
        <text:list-item>
          <text:p text:style-name="P14">Bradley Hillier-Smith on the ethics of responses to refugees, with Brad Hooker. Viva passed January 2021.</text:p>
        </text:list-item>
      </text:list>
      <text:h text:style-name="P13" text:outline-level="2"><text:bookmark-start text:name="seminars-and-classes-for-graduate-students"/>Seminars and classes for graduate students<text:bookmark-end text:name="seminars-and-classes-for-graduate-students"/></text:h>
      <text:p text:style-name="P6"><text:span text:style-name="T23">Convenor, </text:span>Graduate Research Seminar (workshop). Autumn 2019-<text:span text:style-name="T10">Spring 2022, Summer 2015</text:span>.</text:p>
      <text:p text:style-name="P4"><text:span text:style-name="T21">Convenor, </text:span>Graduate Class <text:span text:style-name="T21">(seminar)</text:span> <text:span text:style-name="T3">for PhD students</text:span>:</text:p>
      <text:list text:style-name="L2">
        <text:list-item>
          <text:p text:style-name="P15">Summer term 2021: <text:span text:style-name="T14">on </text:span>my book manuscript ‘unsharp choices’ <text:span text:style-name="T22">and related material</text:span>.</text:p>
        </text:list-item>
        <text:list-item>
          <text:p text:style-name="P15">Spring 2016: Recent work on Incommensurability and Reasons.</text:p>
        </text:list-item>
      </text:list>
      <text:p text:style-name="P38"><text:span text:style-name="T25">Leader, </text:span>R<text:span text:style-name="T25">eading </text:span>R<text:span text:style-name="T25">esearcher </text:span>D<text:span text:style-name="T25">evelopment </text:span>P<text:span text:style-name="T25">rogramme session, ‘</text:span>you and your supervisor’, <text:span text:style-name="T25">2022 and 2023 (scheduled).</text:span></text:p>
      <text:p text:style-name="P34">Staff-Student Reading Group. Spring 2015 on L.A. Paul, <text:span text:style-name="T1">Transformative Experience</text:span>.</text:p>
      <text:p text:style-name="P34">Supervisor for multiple MRes Essays and Dissertations per year since 2015. Topics include: Presentism and Truthmaker Theory, The Justification of War, Psychological Egoism, Moral Overridingness, Anarchism, Nudge, Sceptical Theism, the Problem of Evil.</text:p>
      <text:h text:style-name="P11" text:outline-level="1"><text:bookmark-start text:name="professional-activities-and-service"/>Professional Activities and Service<text:bookmark-end text:name="professional-activities-and-service"/></text:h>
      <text:p text:style-name="P4">Reviewer for: <text:span text:style-name="T1">Analysis</text:span>, <text:span text:style-name="T1">Australasian Journal of Philosophy</text:span>, <text:span text:style-name="T1">Economics and Philosophy</text:span>, <text:span text:style-name="T1">Erkenntnis, Ethical Theory and Moral Practice</text:span>, <text:span text:style-name="T1">Ethics</text:span>, <text:span text:style-name="T1">Journal of the American Philosophical Association</text:span>, <text:span text:style-name="T1">Journal of Ethics, Journal of Ethics &amp; Social Philosophy, Journal of Philosophy</text:span>, <text:span text:style-name="T1">Journal of Value Inquiry</text:span>, <text:span text:style-name="T1">Mind,</text:span> <text:span text:style-name="T1">Noûs,</text:span> <text:span text:style-name="T1">Pacific Philosophical Quarterly, Philosophical Quarterly</text:span>, <text:span text:style-name="T1">Review of Philosophy and Psychology</text:span>, Routledge, <text:span text:style-name="T1">Synthese</text:span>, <text:span text:style-name="T1">Theoria</text:span>, <text:span text:style-name="T1">Utilitas</text:span>.</text:p>
      <text:p text:style-name="P34">Equalities Officer, British Society for Ethical Theory. 2021–</text:p>
      <text:p text:style-name="P34">Reviewer for Horizon 2020 and Horizon Europe MSCA Fellowship proposals for the European Union. 2019–</text:p>
      <text:p text:style-name="P39"><text:span text:style-name="T24">Moderator for</text:span> AHRC SWW doctoral training partnership <text:span text:style-name="T24">selection process. 2019–</text:span></text:p>
      <text:p text:style-name="P34">External examiner for taught postgraduate programmes, School of Philosophy, Theology &amp; Religion <text:soft-page-break/>at the University of Birmingham. 2022–</text:p>
      <text:p text:style-name="P34">PhD examining:</text:p>
      <text:list text:style-name="L3">
        <text:list-item>
          <text:p text:style-name="P16">Externally at University College, London. 2019.</text:p>
        </text:list-item>
        <text:list-item>
          <text:p text:style-name="P16">Internally at Reading, several times since 2015.</text:p>
        </text:list-item>
      </text:list>
      <text:p text:style-name="P4">Chair of scrutiny panels for new programmes:</text:p>
      <text:list text:style-name="L4">
        <text:list-item>
          <text:p text:style-name="P17">BSc Biovetinerary Sciences, 2022;</text:p>
        </text:list-item>
        <text:list-item>
          <text:p text:style-name="P17">MSc Climate Change and Artificial Intelligence, 2021-22.</text:p>
        </text:list-item>
      </text:list>
      <text:p text:style-name="P34"><text:bookmark-start text:name="conferences-and-workshops-organised"/>Conferences and workshops organised<text:bookmark-end text:name="conferences-and-workshops-organised"/>:</text:p>
      <text:list text:style-name="L5">
        <text:list-item>
          <text:p text:style-name="P18">(2021 <text:span text:style-name="T11">April</text:span>) Workshop in honour of Brad Hooker, with Charlotte Newey. Reading.</text:p>
        </text:list-item>
        <text:list-item>
          <text:p text:style-name="P18">(2018 March) Southern Normativity Group annual Conference, Reading.</text:p>
        </text:list-item>
        <text:list-item>
          <text:p text:style-name="P18">(2017 October) Moral and Rational Uncertainty one-day workshop, with Society for Applied Philosophy funding, Reading (with Patrick Tomlin).</text:p>
        </text:list-item>
        <text:list-item>
          <text:p text:style-name="P18">(2015 April) Indeterminacy in Ethics annual <text:span text:style-name="T1">Ratio</text:span> conference, Reading.</text:p>
        </text:list-item>
      </text:list>
      <text:p text:style-name="P34"><text:bookmark-start text:name="impact-and-outreach"/>Impact and Outreach<text:bookmark-end text:name="impact-and-outreach"/>:</text:p>
      <text:list text:style-name="L6">
        <text:list-item>
          <text:p text:style-name="P19">Panel member, public discussion on carbon offsetting. City Conversations, London. November 2019.</text:p>
        </text:list-item>
        <text:list-item>
          <text:p text:style-name="P19">Numerous webinars for Ethical Reading, on topics including moral luck and moral dilemmas.</text:p>
        </text:list-item>
        <text:list-item>
          <text:p text:style-name="P19">Recorded ‘A’ Level revision videos for Massolit.</text:p>
        </text:list-item>
      </text:list>
      <text:h text:style-name="P13" text:outline-level="2"><text:bookmark-start text:name="main-administrative-roles-at-reading"/>Main administrative roles at Reading<text:bookmark-end text:name="main-administrative-roles-at-reading"/></text:h>
      <text:p text:style-name="P4">Research Division Leader for Philosophy. 2022–</text:p>
      <text:p text:style-name="P34">Philosophy department representative and core group member for School of Humanities Athena SWAN application. Implemented diagnostic survey of school members and conducted focus group. 2018–</text:p>
      <text:p text:style-name="P40">Director of Postgraduate Research Studies. 2019–2022.</text:p>
      <text:p text:style-name="P40">Part (year) 3 co-ordinator. 2019–2022.</text:p>
      <text:p text:style-name="P40">PPE co-ordinator: 2021-2022.</text:p>
      <text:p text:style-name="P34">Website, blog, and social media administrator. 2014–<text:span text:style-name="T26">2021.</text:span></text:p>
      <text:p text:style-name="P34">Internal panelist for Periodic Review of Department of Computer Science. March 2019.</text:p>
      <text:p text:style-name="P34">Part (year) 2 co-ordinator. 2018–19</text:p>
      <text:p text:style-name="P34">Philosophy Admissions Tutor. 2018-19</text:p>
      <text:p text:style-name="P34">Welcome (freshers) week co-ordinator. 2018-19</text:p>
      <text:p text:style-name="P34">Convenor, Visiting Speaker series and liaison with undergraduate Philosophy Society. 2014–2017</text:p>
      <text:p text:style-name="P34">Reading representative at the UK-China Philosophy Programme meetings at Queen’s College, Oxford and King’s College, London. Spring and Summer 2016.</text:p>
      <text:p text:style-name="P34">Member, Interview Panel for Graduate Teaching Assistant. July 2015.</text:p>
      <text:h text:style-name="P13" text:outline-level="2"><text:bookmark-start text:name="administrative-roles-at-unc-chapel-hill"/><text:soft-page-break/>Administrative roles at UNC Chapel Hill<text:bookmark-end text:name="administrative-roles-at-unc-chapel-hill"/></text:h>
      <text:p text:style-name="P4">Organiser, UNC Philosophy Work in Progress <text:span text:style-name="T13">s</text:span>eries. 2008–09 and 2013–14.</text:p>
      <text:p text:style-name="P34">External Advisor, Southern Alamance County High School Ethics Bowl Team. 2011–13.</text:p>
      <text:p text:style-name="P34">Graduate Assistant, UNC Philosophy Colloquium. 2008–09 and 2011.</text:p>
      <text:p text:style-name="P34">Philosophy Representative, UNC Graduate and Professional Student Federation. 2011–12.</text:p>
      <text:p text:style-name="P34">Professional Memberships: UK Higher Education Academy (Fellow since September 2016), Mind Association, British Society for Ethical Theory, American Philosophical Association.</text:p>
      <text:h text:style-name="P11" text:outline-level="1"><text:bookmark-start text:name="grants-awards-and-prizes"/>Grants, Awards, and Prizes<text:bookmark-end text:name="grants-awards-and-prizes"/></text:h>
      <text:p text:style-name="P4">Marie Skłodowska-Curie Individual Fellowship, ‘Austere Reasons.’ Held at the University of Reading, July 2017 to August 2018. Value: €114,015.30</text:p>
      <text:p text:style-name="P34">2020 Research Fellowship (2 terms of teaching relief and £500 travel fund), University of Reading. <text:span text:style-name="T15">2015-16</text:span>.</text:p>
      <text:p text:style-name="P34"><text:span text:style-name="T11">Several </text:span>Travel Awards from University of Reading.</text:p>
      <text:p text:style-name="P4">Mind Association Conference Grant (£500) for Indeterminacy in Ethics conference, April 2015.</text:p>
      <text:p text:style-name="P34">Prize for best graduate student paper. North Carolina Philosophical Society. February 2013.</text:p>
      <text:p text:style-name="P34">Non-teaching Fellowships UNC Philosophy Department. 2007–2008, Fall 2012, Spring 2014.</text:p>
      <text:p text:style-name="P34">UNC Richard Brooke Scholarship. 2008–2010 and 2011–2012.</text:p>
      <text:p text:style-name="P34">Travel Award (x9). UNC Department of Philosophy and graduate school. 2012–13.</text:p>
      <text:h text:style-name="P9" text:outline-level="1"><text:bookmark-start text:name="presentations"/>Presentations<text:bookmark-end text:name="presentations"/></text:h>
      <text:p text:style-name="P7">A paper on value incommensurability <text:span text:style-name="T17">(title TBC)</text:span> at Lund University, May 2023.</text:p>
      <text:p text:style-name="P7">‘<text:span text:style-name="T12">Inefficacy and Democracy</text:span>’:</text:p>
      <text:list text:style-name="L7">
        <text:list-item>
          <text:p text:style-name="P20">Debunking Inefficacy <text:span text:style-name="T16">w</text:span>orkshop, VU Amsterdam, December 2022.</text:p>
        </text:list-item>
        <text:list-item>
          <text:p text:style-name="P20">Value and Agent Relativity workshop at Grandhotel Giessbach, Switzerland, April 2022.</text:p>
        </text:list-item>
        <text:list-item>
          <text:p text:style-name="P21">APA Eastern Division Meeting, Savannah, USA. January 2018.</text:p>
        </text:list-item>
        <text:list-item>
          <text:p text:style-name="P21">Climate Science, Values and Politics workshop, Durham University, May 2015.</text:p>
        </text:list-item>
      </text:list>
      <text:p text:style-name="P4">‘Structural Rationality Avoids Determinate Substantive Irrationality’ at the German Analytic Philosophy congress (GAP.11), Berlin. September 2022.</text:p>
      <text:p text:style-name="P34">‘Another Vagueness Solution to Spectrum Arguments’ at the Rocky Mountain Ethics Congress. August 2022.</text:p>
      <text:p text:style-name="P34">‘Kahane’s Wager’ at the Joint Session of the Aristotelian Society and the Mind Association. Summer 2021.</text:p>
      <text:p text:style-name="P34">‘Indeterminacy and Agency’:</text:p>
      <text:list text:style-name="L8">
        <text:list-item>
          <text:p text:style-name="P22">Oakland University, USA. 2021.</text:p>
        </text:list-item>
        <text:list-item>
          <text:p text:style-name="P22">Incommensurability: Vagueness, Parity and other Non-Conventional Comparative Relations workshop in Stockholm. 2019.</text:p>
        </text:list-item>
      </text:list>
      <text:p text:style-name="P4"><text:soft-page-break/>‘Nihilistic Despair’:</text:p>
      <text:list text:style-name="L9">
        <text:list-item>
          <text:p text:style-name="P23">Moral Philosophy Seminar, Oxford. 2019.</text:p>
        </text:list-item>
        <text:list-item>
          <text:p text:style-name="P23">University of Groningen. 2018.</text:p>
        </text:list-item>
        <text:list-item>
          <text:p text:style-name="P23">Humboldt-Universität zu Berlin Metaethics Colloquium. 2017.</text:p>
        </text:list-item>
        <text:list-item>
          <text:p text:style-name="P23">Trinity College, Dublin. 2017.</text:p>
        </text:list-item>
      </text:list>
      <text:p text:style-name="P4">‘Choice Under Indeterminacy’:</text:p>
      <text:list text:style-name="L10">
        <text:list-item>
          <text:p text:style-name="P24">University of York. May 2018.</text:p>
        </text:list-item>
        <text:list-item>
          <text:p text:style-name="P24">Hard Cases and Rational Choice conference in Bern. November 2017.</text:p>
        </text:list-item>
        <text:list-item>
          <text:p text:style-name="P24">Choice Group, London School of Economics. October 2015.</text:p>
        </text:list-item>
      </text:list>
      <text:p text:style-name="P4">‘Ought implies Can implies Moral Rationalism’:</text:p>
      <text:list text:style-name="L11">
        <text:list-item>
          <text:p text:style-name="P25">Morality and Rationality Revisited conference, University of Leeds. September 2018.</text:p>
        </text:list-item>
        <text:list-item>
          <text:p text:style-name="P25">OZSW conference in Groningen. December 2016.</text:p>
        </text:list-item>
      </text:list>
      <text:p text:style-name="P4">‘Ability and Promotion’ at Lund University. December 2017.</text:p>
      <text:p text:style-name="P34">‘The Size of the Universe and Nihilism’:</text:p>
      <text:list text:style-name="L12">
        <text:list-item>
          <text:p text:style-name="P26">OZSW conference in Groningen. December 2016.</text:p>
        </text:list-item>
        <text:list-item>
          <text:p text:style-name="P26">Southern Normativity Group meeting at the University of Sussex. September 2016.</text:p>
        </text:list-item>
      </text:list>
      <text:p text:style-name="P4">‘How Implausible is Satisficing Utilitarianism?’ at the 14th International Society for Utilitarian Studies Conference at Lille Catholic University. July 2016.</text:p>
      <text:p text:style-name="P34">‘A Satisficing Response to Gratuitous Harm’ at the Rocky Mountain Ethics Congress (RoME). University of Colorado, Boulder. August 2015.</text:p>
      <text:p text:style-name="P34">‘Satisficing, Arbitrariness, and Indeterminacy’ at the Rocky Mountain Ethics Congress (RoME). University of Colorado, Boulder. August 2013. Commenter: Preston Werner.</text:p>
      <text:p text:style-name="P34">‘Tenenbaum and Raffaman on Vague Projects, the Self-Torturer, and the Sorites’ at University of York. October 2014.</text:p>
      <text:p text:style-name="P34">‘Self-Torture as Practical Sorites’:</text:p>
      <text:list text:style-name="L13">
        <text:list-item>
          <text:p text:style-name="P27">Harvard-MIT Graduate Conference. Cambridge, MA. April 2013. Commenter: Ryan Doody. (This conference was canceled due to the Boston bombings.)</text:p>
        </text:list-item>
        <text:list-item>
          <text:p text:style-name="P27">North Carolina Philosophical Society. East Carolina University. February 2013.</text:p>
        </text:list-item>
      </text:list>
      <text:p text:style-name="P4">‘Incommensurability as Comparative Borderlineness’:</text:p>
      <text:list text:style-name="L14">
        <text:list-item>
          <text:p text:style-name="P28">South Carolina Society for Philosophy. College of Charleston. March 2013.</text:p>
        </text:list-item>
        <text:list-item>
          <text:p text:style-name="P28">Fourth Dutch Conference on Practical Philosophy. TU/Eindhoven. Nov. 2012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eX Gyre Adventor" svg:font-family="'TeX Gyre Adventor'" style:font-pitch="variable"/>
    <style:font-face style:name="TeX Gyre Heros" svg:font-family="'TeX Gyre Heros'" style:font-pitch="variable"/>
    <style:font-face style:name="TeX Gyre Heros Cn" svg:font-family="'TeX Gyre Heros Cn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eX Gyre Termes1" svg:font-family="'TeX Gyre Termes'" style:font-adornments="Bold" style:font-pitch="variable"/>
    <style:font-face style:name="TeX Gyre Termes2" svg:font-family="'TeX Gyre Termes'" style:font-adornments="Regular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 Gyre Termes2" fo:font-family="'TeX Gyre Termes'" style:font-style-name="Regular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/>
    </style:style>
    <style:style style:name="List" style:family="paragraph" style:parent-style-name="Text_20_body" style:class="list">
      <style:paragraph-properties fo:margin-top="0cm" fo:margin-bottom="0.15cm" style:contextual-spacing="true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101cm" style:contextual-spacing="false" fo:text-align="start" style:justify-single-word="false"/>
      <style:text-properties fo:text-transform="uppercase" style:font-name="TeX Gyre Termes1" fo:font-family="'TeX Gyre Termes'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99cm" style:contextual-spacing="false" style:page-number="auto"/>
      <style:text-properties style:font-name="TeX Gyre Termes1" fo:font-family="'TeX Gyre Termes'" style:font-style-name="Bold" style:font-pitch="variable"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margin-top="0.199cm" fo:margin-bottom="0.499cm" style:contextual-spacing="false"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AARCH64 LibreOffice_project/1048a8393ae2eeec98dff31b5c133c5f1d08b890</meta:generator>
    <dc:title>CV — Luke Elson</dc:title>
    <dc:description/>
    <dc:subject/>
    <meta:keyword/>
    <dc:language>en-GB</dc:language>
    <meta:initial-creator/>
    <meta:creation-date>2022-11-24T20:30:00Z</meta:creation-date>
    <dc:date>2022-11-30T17:18:21.249810960</dc:date>
    <meta:editing-duration>PT2H55M10S</meta:editing-duration>
    <meta:editing-cycles>48</meta:editing-cycles>
    <meta:document-statistic meta:table-count="0" meta:image-count="0" meta:object-count="0" meta:page-count="6" meta:paragraph-count="145" meta:word-count="1762" meta:character-count="12791" meta:non-whitespace-character-count="11214"/>
    <meta:user-defined meta:name="colorlinks">True</meta:user-defined>
    <meta:user-defined meta:name="date">November 2022</meta:user-defined>
    <meta:user-defined meta:name="fontsize">12pt</meta:user-defined>
    <meta:user-defined meta:name="geometry">margin=2cm</meta:user-defined>
    <meta:user-defined meta:name="header-includes" meta:value-type="string"/>
    <meta:user-defined meta:name="papersize" meta:value-type="string">a4</meta:user-defined>
  </office:meta>
</office:document-meta>
</file>